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7.952cm"/>
    </style:style>
    <style:style style:name="co3" style:family="table-column">
      <style:table-column-properties fo:break-before="auto" style:column-width="11.492cm"/>
    </style:style>
    <style:style style:name="co4" style:family="table-column">
      <style:table-column-properties fo:break-before="auto" style:column-width="12.608cm"/>
    </style:style>
    <style:style style:name="co5" style:family="table-column">
      <style:table-column-properties fo:break-before="auto" style:column-width="6.1cm"/>
    </style:style>
    <style:style style:name="co6" style:family="table-column">
      <style:table-column-properties fo:break-before="auto" style:column-width="7.706cm"/>
    </style:style>
    <style:style style:name="co7" style:family="table-column">
      <style:table-column-properties fo:break-before="auto" style:column-width="3.757cm"/>
    </style:style>
    <style:style style:name="co8" style:family="table-column">
      <style:table-column-properties fo:break-before="auto" style:column-width="10.13cm"/>
    </style:style>
    <style:style style:name="co9" style:family="table-column">
      <style:table-column-properties fo:break-before="auto" style:column-width="24.728cm"/>
    </style:style>
    <style:style style:name="co10" style:family="table-column">
      <style:table-column-properties fo:break-before="auto" style:column-width="9.095cm"/>
    </style:style>
    <style:style style:name="ro1" style:family="table-row">
      <style:table-row-properties style:row-height="0.529cm" fo:break-before="auto" style:use-optimal-row-height="false"/>
    </style:style>
    <style:style style:name="ta1" style:family="table" style:master-page-name="PageStyle_5f_shee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0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E</text:p>
          </table:table-cell>
          <table:table-cell office:value-type="string">
            <text:p>Name</text:p>
          </table:table-cell>
          <table:table-cell office:value-type="string">
            <text:p>TaxNumber</text:p>
          </table:table-cell>
          <table:table-cell office:value-type="string">
            <text:p>Border</text:p>
          </table:table-cell>
          <table:table-cell office:value-type="string">
            <text:p>Date</text:p>
          </table:table-cell>
          <table:table-cell office:value-type="string">
            <text:p>CANTIDAD</text:p>
          </table:table-cell>
          <table:table-cell office:value-type="string">
            <text:p>MONTO</text:p>
          </table:table-cell>
          <table:table-cell office:value-type="string">
            <text:p>rigimen</text:p>
          </table:table-cell>
          <table:table-cell office:value-type="string">
            <text:p>medio_transporte_esp</text:p>
          </table:table-cell>
          <table:table-cell office:value-type="string">
            <text:p>ccOrigDest</text:p>
          </table:table-cell>
          <table:table-cell office:value-type="string">
            <text:p>ccBuyerSeller</text:p>
          </table:table-cell>
          <table:table-cell office:value-type="string">
            <text:p>regulation</text:p>
          </table:table-cell>
          <table:table-cell office:value-type="string">
            <text:p>merDest</text:p>
          </table:table-cell>
          <table:table-cell office:value-type="string">
            <text:p>FRACCION</text:p>
          </table:table-cell>
          <table:table-cell office:value-type="string">
            <text:p>hscode_descriptio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Export</text:p>
          </table:table-cell>
          <table:table-cell office:value-type="string">
            <text:p>85322299</text:p>
          </table:table-cell>
          <table:table-cell office:value-type="string">
            <text:p>2992.000</text:p>
          </table:table-cell>
          <table:table-cell office:value-type="string">
            <text:p>75854</text:p>
          </table:table-cell>
          <table:table-cell office:value-type="string">
            <text:p>02586 WHIRLPOOL, S.A.</text:p>
          </table:table-cell>
          <table:table-cell office:value-type="string">
            <text:p>RUI BARBOSA</text:p>
          </table:table-cell>
          <table:table-cell office:value-type="string">
            <text:p>AEROPUERTO INTERNACIONAL DE LA CIUDAD DE MEXICO,</text:p>
          </table:table-cell>
          <table:table-cell office:value-type="string">
            <text:p>11-11-14</text:p>
          </table:table-cell>
          <table:table-cell office:value-type="string">
            <text:p>CHINA (REPUBLICA POPULAR)</text:p>
          </table:table-cell>
          <table:table-cell office:value-type="string">
            <text:p>BRASIL (REPUBLICA FEDERATIVA DE)</text:p>
          </table:table-cell>
          <table:table-cell/>
          <table:table-cell office:value-type="string">
            <text:p>INTERIOR DEL PAIS.</text:p>
          </table:table-cell>
          <table:table-cell office:value-type="string">
            <text:p>LOS DEMAS.</text:p>
          </table:table-cell>
          <table:table-cell office:value-type="string">
            <text:p>IMPORTACION O EXPORTACION DEFINITIVA.</text:p>
          </table:table-cell>
          <table:table-cell office:value-type="string">
            <text:p>Aereo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Export</text:p>
          </table:table-cell>
          <table:table-cell office:value-type="string">
            <text:p>39219099</text:p>
          </table:table-cell>
          <table:table-cell office:value-type="string">
            <text:p>479.730</text:p>
          </table:table-cell>
          <table:table-cell office:value-type="string">
            <text:p>24106</text:p>
          </table:table-cell>
          <table:table-cell office:value-type="string">
            <text:p>0900016, CAUPOLICAN S.A.</text:p>
          </table:table-cell>
          <table:table-cell office:value-type="string">
            <text:p>LA BRISAS</text:p>
          </table:table-cell>
          <table:table-cell office:value-type="string">
            <text:p>ENSENADA, ENSENADA, BAJA CALIFORNIA.</text:p>
          </table:table-cell>
          <table:table-cell office:value-type="string">
            <text:p>13-11-14</text:p>
          </table:table-cell>
          <table:table-cell table:number-columns-repeated="2" office:value-type="string">
            <text:p>NICARAGUA (REPUBLICA DE)</text:p>
          </table:table-cell>
          <table:table-cell/>
          <table:table-cell office:value-type="string">
            <text:p>ESTADO DE BAJA CALIFORNIA Y PARCIAL DE SONORA</text:p>
          </table:table-cell>
          <table:table-cell office:value-type="string">
            <text:p>LAS DEMÃ�S PLACAS, LÃ�MINAS, PELÃ�CULAS, HOJAS Y TIRAS, DE PLÃ�STICO, EXCEPTO LOS DE PRODUCTOS CELULARES, DE POLÃ�MEROS DE ESTIRENO, POLÃ�MEROS DE CLORURO DE VINILO, DE POLIURETANOS, DE CELULOSA REGENERADA.</text:p>
          </table:table-cell>
          <table:table-cell office:value-type="string">
            <text:p>IMPORTACION O EXPORTACION DEFINITIVA.</text:p>
          </table:table-cell>
          <table:table-cell office:value-type="string">
            <text:p>Carretero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Export</text:p>
          </table:table-cell>
          <table:table-cell office:value-type="string">
            <text:p>39219099</text:p>
          </table:table-cell>
          <table:table-cell office:value-type="string">
            <text:p>719.600</text:p>
          </table:table-cell>
          <table:table-cell office:value-type="string">
            <text:p>36159</text:p>
          </table:table-cell>
          <table:table-cell office:value-type="string">
            <text:p>0900016, CAUPOLICAN S.A.</text:p>
          </table:table-cell>
          <table:table-cell office:value-type="string">
            <text:p>LA BRISAS</text:p>
          </table:table-cell>
          <table:table-cell office:value-type="string">
            <text:p>ENSENADA, ENSENADA, BAJA CALIFORNIA.</text:p>
          </table:table-cell>
          <table:table-cell office:value-type="string">
            <text:p>13-11-14</text:p>
          </table:table-cell>
          <table:table-cell table:number-columns-repeated="2" office:value-type="string">
            <text:p>NICARAGUA (REPUBLICA DE)</text:p>
          </table:table-cell>
          <table:table-cell/>
          <table:table-cell office:value-type="string">
            <text:p>ESTADO DE BAJA CALIFORNIA Y PARCIAL DE SONORA</text:p>
          </table:table-cell>
          <table:table-cell office:value-type="string">
            <text:p>LAS DEMÃ�S PLACAS, LÃ�MINAS, PELÃ�CULAS, HOJAS Y TIRAS, DE PLÃ�STICO, EXCEPTO LOS DE PRODUCTOS CELULARES, DE POLÃ�MEROS DE ESTIRENO, POLÃ�MEROS DE CLORURO DE VINILO, DE POLIURETANOS, DE CELULOSA REGENERADA.</text:p>
          </table:table-cell>
          <table:table-cell office:value-type="string">
            <text:p>IMPORTACION O EXPORTACION DEFINITIVA.</text:p>
          </table:table-cell>
          <table:table-cell office:value-type="string">
            <text:p>Carretero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Export</text:p>
          </table:table-cell>
          <table:table-cell office:value-type="string">
            <text:p>39219099</text:p>
          </table:table-cell>
          <table:table-cell office:value-type="string">
            <text:p>719.600</text:p>
          </table:table-cell>
          <table:table-cell office:value-type="string">
            <text:p>43496</text:p>
          </table:table-cell>
          <table:table-cell office:value-type="string">
            <text:p>0900016, CAUPOLICAN S.A.</text:p>
          </table:table-cell>
          <table:table-cell office:value-type="string">
            <text:p>LA BRISAS</text:p>
          </table:table-cell>
          <table:table-cell office:value-type="string">
            <text:p>ENSENADA, ENSENADA, BAJA CALIFORNIA.</text:p>
          </table:table-cell>
          <table:table-cell office:value-type="string">
            <text:p>13-11-14</text:p>
          </table:table-cell>
          <table:table-cell table:number-columns-repeated="2" office:value-type="string">
            <text:p>NICARAGUA (REPUBLICA DE)</text:p>
          </table:table-cell>
          <table:table-cell/>
          <table:table-cell office:value-type="string">
            <text:p>ESTADO DE BAJA CALIFORNIA Y PARCIAL DE SONORA</text:p>
          </table:table-cell>
          <table:table-cell office:value-type="string">
            <text:p>LAS DEMÃ�S PLACAS, LÃ�MINAS, PELÃ�CULAS, HOJAS Y TIRAS, DE PLÃ�STICO, EXCEPTO LOS DE PRODUCTOS CELULARES, DE POLÃ�MEROS DE ESTIRENO, POLÃ�MEROS DE CLORURO DE VINILO, DE POLIURETANOS, DE CELULOSA REGENERADA.</text:p>
          </table:table-cell>
          <table:table-cell office:value-type="string">
            <text:p>IMPORTACION O EXPORTACION DEFINITIVA.</text:p>
          </table:table-cell>
          <table:table-cell office:value-type="string">
            <text:p>Carretero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Export</text:p>
          </table:table-cell>
          <table:table-cell office:value-type="string">
            <text:p>39219099</text:p>
          </table:table-cell>
          <table:table-cell office:value-type="string">
            <text:p>2398.660</text:p>
          </table:table-cell>
          <table:table-cell office:value-type="string">
            <text:p>127662</text:p>
          </table:table-cell>
          <table:table-cell office:value-type="string">
            <text:p>0900016, CAUPOLICAN S.A.</text:p>
          </table:table-cell>
          <table:table-cell office:value-type="string">
            <text:p>LA BRISAS</text:p>
          </table:table-cell>
          <table:table-cell office:value-type="string">
            <text:p>ENSENADA, ENSENADA, BAJA CALIFORNIA.</text:p>
          </table:table-cell>
          <table:table-cell office:value-type="string">
            <text:p>13-11-14</text:p>
          </table:table-cell>
          <table:table-cell table:number-columns-repeated="2" office:value-type="string">
            <text:p>NICARAGUA (REPUBLICA DE)</text:p>
          </table:table-cell>
          <table:table-cell/>
          <table:table-cell office:value-type="string">
            <text:p>ESTADO DE BAJA CALIFORNIA Y PARCIAL DE SONORA</text:p>
          </table:table-cell>
          <table:table-cell office:value-type="string">
            <text:p>LAS DEMÃ�S PLACAS, LÃ�MINAS, PELÃ�CULAS, HOJAS Y TIRAS, DE PLÃ�STICO, EXCEPTO LOS DE PRODUCTOS CELULARES, DE POLÃ�MEROS DE ESTIRENO, POLÃ�MEROS DE CLORURO DE VINILO, DE POLIURETANOS, DE CELULOSA REGENERADA.</text:p>
          </table:table-cell>
          <table:table-cell office:value-type="string">
            <text:p>IMPORTACION O EXPORTACION DEFINITIVA.</text:p>
          </table:table-cell>
          <table:table-cell office:value-type="string">
            <text:p>Carretero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Export</text:p>
          </table:table-cell>
          <table:table-cell office:value-type="string">
            <text:p>39219099</text:p>
          </table:table-cell>
          <table:table-cell office:value-type="string">
            <text:p>959.460</text:p>
          </table:table-cell>
          <table:table-cell office:value-type="string">
            <text:p>48211</text:p>
          </table:table-cell>
          <table:table-cell office:value-type="string">
            <text:p>0900016, CAUPOLICAN S.A.</text:p>
          </table:table-cell>
          <table:table-cell office:value-type="string">
            <text:p>LA BRISAS</text:p>
          </table:table-cell>
          <table:table-cell office:value-type="string">
            <text:p>ENSENADA, ENSENADA, BAJA CALIFORNIA.</text:p>
          </table:table-cell>
          <table:table-cell office:value-type="string">
            <text:p>13-11-14</text:p>
          </table:table-cell>
          <table:table-cell table:number-columns-repeated="2" office:value-type="string">
            <text:p>NICARAGUA (REPUBLICA DE)</text:p>
          </table:table-cell>
          <table:table-cell/>
          <table:table-cell office:value-type="string">
            <text:p>ESTADO DE BAJA CALIFORNIA Y PARCIAL DE SONORA</text:p>
          </table:table-cell>
          <table:table-cell office:value-type="string">
            <text:p>LAS DEMÃ�S PLACAS, LÃ�MINAS, PELÃ�CULAS, HOJAS Y TIRAS, DE PLÃ�STICO, EXCEPTO LOS DE PRODUCTOS CELULARES, DE POLÃ�MEROS DE ESTIRENO, POLÃ�MEROS DE CLORURO DE VINILO, DE POLIURETANOS, DE CELULOSA REGENERADA.</text:p>
          </table:table-cell>
          <table:table-cell office:value-type="string">
            <text:p>IMPORTACION O EXPORTACION DEFINITIVA.</text:p>
          </table:table-cell>
          <table:table-cell office:value-type="string">
            <text:p>Carretero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Export</text:p>
          </table:table-cell>
          <table:table-cell office:value-type="string">
            <text:p>39219099</text:p>
          </table:table-cell>
          <table:table-cell office:value-type="string">
            <text:p>3837.850</text:p>
          </table:table-cell>
          <table:table-cell office:value-type="string">
            <text:p>192846</text:p>
          </table:table-cell>
          <table:table-cell office:value-type="string">
            <text:p>0900016, CAUPOLICAN S.A.</text:p>
          </table:table-cell>
          <table:table-cell office:value-type="string">
            <text:p>LA BRISAS</text:p>
          </table:table-cell>
          <table:table-cell office:value-type="string">
            <text:p>ENSENADA, ENSENADA, BAJA CALIFORNIA.</text:p>
          </table:table-cell>
          <table:table-cell office:value-type="string">
            <text:p>13-11-14</text:p>
          </table:table-cell>
          <table:table-cell table:number-columns-repeated="2" office:value-type="string">
            <text:p>NICARAGUA (REPUBLICA DE)</text:p>
          </table:table-cell>
          <table:table-cell/>
          <table:table-cell office:value-type="string">
            <text:p>ESTADO DE BAJA CALIFORNIA Y PARCIAL DE SONORA</text:p>
          </table:table-cell>
          <table:table-cell office:value-type="string">
            <text:p>LAS DEMÃ�S PLACAS, LÃ�MINAS, PELÃ�CULAS, HOJAS Y TIRAS, DE PLÃ�STICO, EXCEPTO LOS DE PRODUCTOS CELULARES, DE POLÃ�MEROS DE ESTIRENO, POLÃ�MEROS DE CLORURO DE VINILO, DE POLIURETANOS, DE CELULOSA REGENERADA.</text:p>
          </table:table-cell>
          <table:table-cell office:value-type="string">
            <text:p>IMPORTACION O EXPORTACION DEFINITIVA.</text:p>
          </table:table-cell>
          <table:table-cell office:value-type="string">
            <text:p>Carretero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Export</text:p>
          </table:table-cell>
          <table:table-cell office:value-type="string">
            <text:p>39219099</text:p>
          </table:table-cell>
          <table:table-cell office:value-type="string">
            <text:p>287.840</text:p>
          </table:table-cell>
          <table:table-cell office:value-type="string">
            <text:p>14464</text:p>
          </table:table-cell>
          <table:table-cell office:value-type="string">
            <text:p>0900016, CAUPOLICAN S.A.</text:p>
          </table:table-cell>
          <table:table-cell office:value-type="string">
            <text:p>LA BRISAS</text:p>
          </table:table-cell>
          <table:table-cell office:value-type="string">
            <text:p>ENSENADA, ENSENADA, BAJA CALIFORNIA.</text:p>
          </table:table-cell>
          <table:table-cell office:value-type="string">
            <text:p>13-11-14</text:p>
          </table:table-cell>
          <table:table-cell table:number-columns-repeated="2" office:value-type="string">
            <text:p>NICARAGUA (REPUBLICA DE)</text:p>
          </table:table-cell>
          <table:table-cell/>
          <table:table-cell office:value-type="string">
            <text:p>ESTADO DE BAJA CALIFORNIA Y PARCIAL DE SONORA</text:p>
          </table:table-cell>
          <table:table-cell office:value-type="string">
            <text:p>LAS DEMÃ�S PLACAS, LÃ�MINAS, PELÃ�CULAS, HOJAS Y TIRAS, DE PLÃ�STICO, EXCEPTO LOS DE PRODUCTOS CELULARES, DE POLÃ�MEROS DE ESTIRENO, POLÃ�MEROS DE CLORURO DE VINILO, DE POLIURETANOS, DE CELULOSA REGENERADA.</text:p>
          </table:table-cell>
          <table:table-cell office:value-type="string">
            <text:p>IMPORTACION O EXPORTACION DEFINITIVA.</text:p>
          </table:table-cell>
          <table:table-cell office:value-type="string">
            <text:p>Carretero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Export</text:p>
          </table:table-cell>
          <table:table-cell office:value-type="string">
            <text:p>39219099</text:p>
          </table:table-cell>
          <table:table-cell office:value-type="string">
            <text:p>719.600</text:p>
          </table:table-cell>
          <table:table-cell office:value-type="string">
            <text:p>38299</text:p>
          </table:table-cell>
          <table:table-cell office:value-type="string">
            <text:p>0900016, CAUPOLICAN S.A.</text:p>
          </table:table-cell>
          <table:table-cell office:value-type="string">
            <text:p>LA BRISAS</text:p>
          </table:table-cell>
          <table:table-cell office:value-type="string">
            <text:p>ENSENADA, ENSENADA, BAJA CALIFORNIA.</text:p>
          </table:table-cell>
          <table:table-cell office:value-type="string">
            <text:p>13-11-14</text:p>
          </table:table-cell>
          <table:table-cell table:number-columns-repeated="2" office:value-type="string">
            <text:p>NICARAGUA (REPUBLICA DE)</text:p>
          </table:table-cell>
          <table:table-cell/>
          <table:table-cell office:value-type="string">
            <text:p>ESTADO DE BAJA CALIFORNIA Y PARCIAL DE SONORA</text:p>
          </table:table-cell>
          <table:table-cell office:value-type="string">
            <text:p>LAS DEMÃ�S PLACAS, LÃ�MINAS, PELÃ�CULAS, HOJAS Y TIRAS, DE PLÃ�STICO, EXCEPTO LOS DE PRODUCTOS CELULARES, DE POLÃ�MEROS DE ESTIRENO, POLÃ�MEROS DE CLORURO DE VINILO, DE POLIURETANOS, DE CELULOSA REGENERADA.</text:p>
          </table:table-cell>
          <table:table-cell office:value-type="string">
            <text:p>IMPORTACION O EXPORTACION DEFINITIVA.</text:p>
          </table:table-cell>
          <table:table-cell office:value-type="string">
            <text:p>Carretero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Export</text:p>
          </table:table-cell>
          <table:table-cell office:value-type="string">
            <text:p>39219099</text:p>
          </table:table-cell>
          <table:table-cell office:value-type="string">
            <text:p>1918.930</text:p>
          </table:table-cell>
          <table:table-cell office:value-type="string">
            <text:p>144939</text:p>
          </table:table-cell>
          <table:table-cell office:value-type="string">
            <text:p>0900016, CAUPOLICAN S.A.</text:p>
          </table:table-cell>
          <table:table-cell office:value-type="string">
            <text:p>LA BRISAS</text:p>
          </table:table-cell>
          <table:table-cell office:value-type="string">
            <text:p>ENSENADA, ENSENADA, BAJA CALIFORNIA.</text:p>
          </table:table-cell>
          <table:table-cell office:value-type="string">
            <text:p>13-11-14</text:p>
          </table:table-cell>
          <table:table-cell table:number-columns-repeated="2" office:value-type="string">
            <text:p>NICARAGUA (REPUBLICA DE)</text:p>
          </table:table-cell>
          <table:table-cell/>
          <table:table-cell office:value-type="string">
            <text:p>ESTADO DE BAJA CALIFORNIA Y PARCIAL DE SONORA</text:p>
          </table:table-cell>
          <table:table-cell office:value-type="string">
            <text:p>LAS DEMÃ�S PLACAS, LÃ�MINAS, PELÃ�CULAS, HOJAS Y TIRAS, DE PLÃ�STICO, EXCEPTO LOS DE PRODUCTOS CELULARES, DE POLÃ�MEROS DE ESTIRENO, POLÃ�MEROS DE CLORURO DE VINILO, DE POLIURETANOS, DE CELULOSA REGENERADA.</text:p>
          </table:table-cell>
          <table:table-cell office:value-type="string">
            <text:p>IMPORTACION O EXPORTACION DEFINITIVA.</text:p>
          </table:table-cell>
          <table:table-cell office:value-type="string">
            <text:p>Carretero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Export</text:p>
          </table:table-cell>
          <table:table-cell office:value-type="string">
            <text:p>39219099</text:p>
          </table:table-cell>
          <table:table-cell office:value-type="string">
            <text:p>959.460</text:p>
          </table:table-cell>
          <table:table-cell office:value-type="string">
            <text:p>48211</text:p>
          </table:table-cell>
          <table:table-cell office:value-type="string">
            <text:p>0900016, CAUPOLICAN S.A.</text:p>
          </table:table-cell>
          <table:table-cell office:value-type="string">
            <text:p>LA BRISAS</text:p>
          </table:table-cell>
          <table:table-cell office:value-type="string">
            <text:p>ENSENADA, ENSENADA, BAJA CALIFORNIA.</text:p>
          </table:table-cell>
          <table:table-cell office:value-type="string">
            <text:p>13-11-14</text:p>
          </table:table-cell>
          <table:table-cell table:number-columns-repeated="2" office:value-type="string">
            <text:p>NICARAGUA (REPUBLICA DE)</text:p>
          </table:table-cell>
          <table:table-cell/>
          <table:table-cell office:value-type="string">
            <text:p>ESTADO DE BAJA CALIFORNIA Y PARCIAL DE SONORA</text:p>
          </table:table-cell>
          <table:table-cell office:value-type="string">
            <text:p>LAS DEMÃ�S PLACAS, LÃ�MINAS, PELÃ�CULAS, HOJAS Y TIRAS, DE PLÃ�STICO, EXCEPTO LOS DE PRODUCTOS CELULARES, DE POLÃ�MEROS DE ESTIRENO, POLÃ�MEROS DE CLORURO DE VINILO, DE POLIURETANOS, DE CELULOSA REGENERADA.</text:p>
          </table:table-cell>
          <table:table-cell office:value-type="string">
            <text:p>IMPORTACION O EXPORTACION DEFINITIVA.</text:p>
          </table:table-cell>
          <table:table-cell office:value-type="string">
            <text:p>Carretero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Export</text:p>
          </table:table-cell>
          <table:table-cell office:value-type="string">
            <text:p>39219099</text:p>
          </table:table-cell>
          <table:table-cell office:value-type="string">
            <text:p>239.870</text:p>
          </table:table-cell>
          <table:table-cell office:value-type="string">
            <text:p>18116</text:p>
          </table:table-cell>
          <table:table-cell office:value-type="string">
            <text:p>0900016, CAUPOLICAN S.A.</text:p>
          </table:table-cell>
          <table:table-cell office:value-type="string">
            <text:p>LA BRISAS</text:p>
          </table:table-cell>
          <table:table-cell office:value-type="string">
            <text:p>ENSENADA, ENSENADA, BAJA CALIFORNIA.</text:p>
          </table:table-cell>
          <table:table-cell office:value-type="string">
            <text:p>13-11-14</text:p>
          </table:table-cell>
          <table:table-cell table:number-columns-repeated="2" office:value-type="string">
            <text:p>NICARAGUA (REPUBLICA DE)</text:p>
          </table:table-cell>
          <table:table-cell/>
          <table:table-cell office:value-type="string">
            <text:p>ESTADO DE BAJA CALIFORNIA Y PARCIAL DE SONORA</text:p>
          </table:table-cell>
          <table:table-cell office:value-type="string">
            <text:p>LAS DEMÃ�S PLACAS, LÃ�MINAS, PELÃ�CULAS, HOJAS Y TIRAS, DE PLÃ�STICO, EXCEPTO LOS DE PRODUCTOS CELULARES, DE POLÃ�MEROS DE ESTIRENO, POLÃ�MEROS DE CLORURO DE VINILO, DE POLIURETANOS, DE CELULOSA REGENERADA.</text:p>
          </table:table-cell>
          <table:table-cell office:value-type="string">
            <text:p>IMPORTACION O EXPORTACION DEFINITIVA.</text:p>
          </table:table-cell>
          <table:table-cell office:value-type="string">
            <text:p>Carretero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Export</text:p>
          </table:table-cell>
          <table:table-cell office:value-type="string">
            <text:p>39219099</text:p>
          </table:table-cell>
          <table:table-cell office:value-type="string">
            <text:p>239.870</text:p>
          </table:table-cell>
          <table:table-cell office:value-type="string">
            <text:p>10015</text:p>
          </table:table-cell>
          <table:table-cell office:value-type="string">
            <text:p>0900016, CAUPOLICAN S.A.</text:p>
          </table:table-cell>
          <table:table-cell office:value-type="string">
            <text:p>LA BRISAS</text:p>
          </table:table-cell>
          <table:table-cell office:value-type="string">
            <text:p>ENSENADA, ENSENADA, BAJA CALIFORNIA.</text:p>
          </table:table-cell>
          <table:table-cell office:value-type="string">
            <text:p>13-11-14</text:p>
          </table:table-cell>
          <table:table-cell table:number-columns-repeated="2" office:value-type="string">
            <text:p>NICARAGUA (REPUBLICA DE)</text:p>
          </table:table-cell>
          <table:table-cell/>
          <table:table-cell office:value-type="string">
            <text:p>ESTADO DE BAJA CALIFORNIA Y PARCIAL DE SONORA</text:p>
          </table:table-cell>
          <table:table-cell office:value-type="string">
            <text:p>LAS DEMÃ�S PLACAS, LÃ�MINAS, PELÃ�CULAS, HOJAS Y TIRAS, DE PLÃ�STICO, EXCEPTO LOS DE PRODUCTOS CELULARES, DE POLÃ�MEROS DE ESTIRENO, POLÃ�MEROS DE CLORURO DE VINILO, DE POLIURETANOS, DE CELULOSA REGENERADA.</text:p>
          </table:table-cell>
          <table:table-cell office:value-type="string">
            <text:p>IMPORTACION O EXPORTACION DEFINITIVA.</text:p>
          </table:table-cell>
          <table:table-cell office:value-type="string">
            <text:p>Carretero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Export</text:p>
          </table:table-cell>
          <table:table-cell office:value-type="string">
            <text:p>39219099</text:p>
          </table:table-cell>
          <table:table-cell office:value-type="string">
            <text:p>479.730</text:p>
          </table:table-cell>
          <table:table-cell office:value-type="string">
            <text:p>25532</text:p>
          </table:table-cell>
          <table:table-cell office:value-type="string">
            <text:p>0900016, CAUPOLICAN S.A.</text:p>
          </table:table-cell>
          <table:table-cell office:value-type="string">
            <text:p>LA BRISAS</text:p>
          </table:table-cell>
          <table:table-cell office:value-type="string">
            <text:p>ENSENADA, ENSENADA, BAJA CALIFORNIA.</text:p>
          </table:table-cell>
          <table:table-cell office:value-type="string">
            <text:p>13-11-14</text:p>
          </table:table-cell>
          <table:table-cell table:number-columns-repeated="2" office:value-type="string">
            <text:p>NICARAGUA (REPUBLICA DE)</text:p>
          </table:table-cell>
          <table:table-cell/>
          <table:table-cell office:value-type="string">
            <text:p>ESTADO DE BAJA CALIFORNIA Y PARCIAL DE SONORA</text:p>
          </table:table-cell>
          <table:table-cell office:value-type="string">
            <text:p>LAS DEMÃ�S PLACAS, LÃ�MINAS, PELÃ�CULAS, HOJAS Y TIRAS, DE PLÃ�STICO, EXCEPTO LOS DE PRODUCTOS CELULARES, DE POLÃ�MEROS DE ESTIRENO, POLÃ�MEROS DE CLORURO DE VINILO, DE POLIURETANOS, DE CELULOSA REGENERADA.</text:p>
          </table:table-cell>
          <table:table-cell office:value-type="string">
            <text:p>IMPORTACION O EXPORTACION DEFINITIVA.</text:p>
          </table:table-cell>
          <table:table-cell office:value-type="string">
            <text:p>Carretero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Export</text:p>
          </table:table-cell>
          <table:table-cell office:value-type="string">
            <text:p>39219099</text:p>
          </table:table-cell>
          <table:table-cell office:value-type="string">
            <text:p>239.870</text:p>
          </table:table-cell>
          <table:table-cell office:value-type="string">
            <text:p>12052</text:p>
          </table:table-cell>
          <table:table-cell office:value-type="string">
            <text:p>0900016, CAUPOLICAN S.A.</text:p>
          </table:table-cell>
          <table:table-cell office:value-type="string">
            <text:p>LA BRISAS</text:p>
          </table:table-cell>
          <table:table-cell office:value-type="string">
            <text:p>ENSENADA, ENSENADA, BAJA CALIFORNIA.</text:p>
          </table:table-cell>
          <table:table-cell office:value-type="string">
            <text:p>13-11-14</text:p>
          </table:table-cell>
          <table:table-cell table:number-columns-repeated="2" office:value-type="string">
            <text:p>NICARAGUA (REPUBLICA DE)</text:p>
          </table:table-cell>
          <table:table-cell/>
          <table:table-cell office:value-type="string">
            <text:p>ESTADO DE BAJA CALIFORNIA Y PARCIAL DE SONORA</text:p>
          </table:table-cell>
          <table:table-cell office:value-type="string">
            <text:p>LAS DEMÃ�S PLACAS, LÃ�MINAS, PELÃ�CULAS, HOJAS Y TIRAS, DE PLÃ�STICO, EXCEPTO LOS DE PRODUCTOS CELULARES, DE POLÃ�MEROS DE ESTIRENO, POLÃ�MEROS DE CLORURO DE VINILO, DE POLIURETANOS, DE CELULOSA REGENERADA.</text:p>
          </table:table-cell>
          <table:table-cell office:value-type="string">
            <text:p>IMPORTACION O EXPORTACION DEFINITIVA.</text:p>
          </table:table-cell>
          <table:table-cell office:value-type="string">
            <text:p>Carretero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Export</text:p>
          </table:table-cell>
          <table:table-cell office:value-type="string">
            <text:p>39219099</text:p>
          </table:table-cell>
          <table:table-cell office:value-type="string">
            <text:p>2398.660</text:p>
          </table:table-cell>
          <table:table-cell office:value-type="string">
            <text:p>120529</text:p>
          </table:table-cell>
          <table:table-cell office:value-type="string">
            <text:p>0900016, CAUPOLICAN S.A.</text:p>
          </table:table-cell>
          <table:table-cell office:value-type="string">
            <text:p>LA BRISAS</text:p>
          </table:table-cell>
          <table:table-cell office:value-type="string">
            <text:p>ENSENADA, ENSENADA, BAJA CALIFORNIA.</text:p>
          </table:table-cell>
          <table:table-cell office:value-type="string">
            <text:p>13-11-14</text:p>
          </table:table-cell>
          <table:table-cell table:number-columns-repeated="2" office:value-type="string">
            <text:p>NICARAGUA (REPUBLICA DE)</text:p>
          </table:table-cell>
          <table:table-cell/>
          <table:table-cell office:value-type="string">
            <text:p>ESTADO DE BAJA CALIFORNIA Y PARCIAL DE SONORA</text:p>
          </table:table-cell>
          <table:table-cell office:value-type="string">
            <text:p>LAS DEMÃ�S PLACAS, LÃ�MINAS, PELÃ�CULAS, HOJAS Y TIRAS, DE PLÃ�STICO, EXCEPTO LOS DE PRODUCTOS CELULARES, DE POLÃ�MEROS DE ESTIRENO, POLÃ�MEROS DE CLORURO DE VINILO, DE POLIURETANOS, DE CELULOSA REGENERADA.</text:p>
          </table:table-cell>
          <table:table-cell office:value-type="string">
            <text:p>IMPORTACION O EXPORTACION DEFINITIVA.</text:p>
          </table:table-cell>
          <table:table-cell office:value-type="string">
            <text:p>Carretero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Export</text:p>
          </table:table-cell>
          <table:table-cell office:value-type="string">
            <text:p>39219099</text:p>
          </table:table-cell>
          <table:table-cell office:value-type="string">
            <text:p>239.870</text:p>
          </table:table-cell>
          <table:table-cell office:value-type="string">
            <text:p>12766</text:p>
          </table:table-cell>
          <table:table-cell office:value-type="string">
            <text:p>0900016, CAUPOLICAN S.A.</text:p>
          </table:table-cell>
          <table:table-cell office:value-type="string">
            <text:p>LA BRISAS</text:p>
          </table:table-cell>
          <table:table-cell office:value-type="string">
            <text:p>ENSENADA, ENSENADA, BAJA CALIFORNIA.</text:p>
          </table:table-cell>
          <table:table-cell office:value-type="string">
            <text:p>13-11-14</text:p>
          </table:table-cell>
          <table:table-cell table:number-columns-repeated="2" office:value-type="string">
            <text:p>NICARAGUA (REPUBLICA DE)</text:p>
          </table:table-cell>
          <table:table-cell/>
          <table:table-cell office:value-type="string">
            <text:p>ESTADO DE BAJA CALIFORNIA Y PARCIAL DE SONORA</text:p>
          </table:table-cell>
          <table:table-cell office:value-type="string">
            <text:p>LAS DEMÃ�S PLACAS, LÃ�MINAS, PELÃ�CULAS, HOJAS Y TIRAS, DE PLÃ�STICO, EXCEPTO LOS DE PRODUCTOS CELULARES, DE POLÃ�MEROS DE ESTIRENO, POLÃ�MEROS DE CLORURO DE VINILO, DE POLIURETANOS, DE CELULOSA REGENERADA.</text:p>
          </table:table-cell>
          <table:table-cell office:value-type="string">
            <text:p>IMPORTACION O EXPORTACION DEFINITIVA.</text:p>
          </table:table-cell>
          <table:table-cell office:value-type="string">
            <text:p>Carretero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Export</text:p>
          </table:table-cell>
          <table:table-cell office:value-type="string">
            <text:p>39219099</text:p>
          </table:table-cell>
          <table:table-cell office:value-type="string">
            <text:p>959.460</text:p>
          </table:table-cell>
          <table:table-cell office:value-type="string">
            <text:p>48211</text:p>
          </table:table-cell>
          <table:table-cell office:value-type="string">
            <text:p>0900016, CAUPOLICAN S.A.</text:p>
          </table:table-cell>
          <table:table-cell office:value-type="string">
            <text:p>LA BRISAS</text:p>
          </table:table-cell>
          <table:table-cell office:value-type="string">
            <text:p>ENSENADA, ENSENADA, BAJA CALIFORNIA.</text:p>
          </table:table-cell>
          <table:table-cell office:value-type="string">
            <text:p>13-11-14</text:p>
          </table:table-cell>
          <table:table-cell table:number-columns-repeated="2" office:value-type="string">
            <text:p>NICARAGUA (REPUBLICA DE)</text:p>
          </table:table-cell>
          <table:table-cell/>
          <table:table-cell office:value-type="string">
            <text:p>ESTADO DE BAJA CALIFORNIA Y PARCIAL DE SONORA</text:p>
          </table:table-cell>
          <table:table-cell office:value-type="string">
            <text:p>LAS DEMÃ�S PLACAS, LÃ�MINAS, PELÃ�CULAS, HOJAS Y TIRAS, DE PLÃ�STICO, EXCEPTO LOS DE PRODUCTOS CELULARES, DE POLÃ�MEROS DE ESTIRENO, POLÃ�MEROS DE CLORURO DE VINILO, DE POLIURETANOS, DE CELULOSA REGENERADA.</text:p>
          </table:table-cell>
          <table:table-cell office:value-type="string">
            <text:p>IMPORTACION O EXPORTACION DEFINITIVA.</text:p>
          </table:table-cell>
          <table:table-cell office:value-type="string">
            <text:p>Carretero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Export</text:p>
          </table:table-cell>
          <table:table-cell office:value-type="string">
            <text:p>39219099</text:p>
          </table:table-cell>
          <table:table-cell office:value-type="string">
            <text:p>239.870</text:p>
          </table:table-cell>
          <table:table-cell office:value-type="string">
            <text:p>18728</text:p>
          </table:table-cell>
          <table:table-cell office:value-type="string">
            <text:p>0900016, CAUPOLICAN S.A.</text:p>
          </table:table-cell>
          <table:table-cell office:value-type="string">
            <text:p>LA BRISAS</text:p>
          </table:table-cell>
          <table:table-cell office:value-type="string">
            <text:p>ENSENADA, ENSENADA, BAJA CALIFORNIA.</text:p>
          </table:table-cell>
          <table:table-cell office:value-type="string">
            <text:p>13-11-14</text:p>
          </table:table-cell>
          <table:table-cell table:number-columns-repeated="2" office:value-type="string">
            <text:p>NICARAGUA (REPUBLICA DE)</text:p>
          </table:table-cell>
          <table:table-cell/>
          <table:table-cell office:value-type="string">
            <text:p>ESTADO DE BAJA CALIFORNIA Y PARCIAL DE SONORA</text:p>
          </table:table-cell>
          <table:table-cell office:value-type="string">
            <text:p>LAS DEMÃ�S PLACAS, LÃ�MINAS, PELÃ�CULAS, HOJAS Y TIRAS, DE PLÃ�STICO, EXCEPTO LOS DE PRODUCTOS CELULARES, DE POLÃ�MEROS DE ESTIRENO, POLÃ�MEROS DE CLORURO DE VINILO, DE POLIURETANOS, DE CELULOSA REGENERADA.</text:p>
          </table:table-cell>
          <table:table-cell office:value-type="string">
            <text:p>IMPORTACION O EXPORTACION DEFINITIVA.</text:p>
          </table:table-cell>
          <table:table-cell office:value-type="string">
            <text:p>Carretero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Export</text:p>
          </table:table-cell>
          <table:table-cell office:value-type="string">
            <text:p>39219099</text:p>
          </table:table-cell>
          <table:table-cell office:value-type="string">
            <text:p>479.730</text:p>
          </table:table-cell>
          <table:table-cell office:value-type="string">
            <text:p>25532</text:p>
          </table:table-cell>
          <table:table-cell office:value-type="string">
            <text:p>0900016, CAUPOLICAN S.A.</text:p>
          </table:table-cell>
          <table:table-cell office:value-type="string">
            <text:p>LA BRISAS</text:p>
          </table:table-cell>
          <table:table-cell office:value-type="string">
            <text:p>ENSENADA, ENSENADA, BAJA CALIFORNIA.</text:p>
          </table:table-cell>
          <table:table-cell office:value-type="string">
            <text:p>13-11-14</text:p>
          </table:table-cell>
          <table:table-cell table:number-columns-repeated="2" office:value-type="string">
            <text:p>NICARAGUA (REPUBLICA DE)</text:p>
          </table:table-cell>
          <table:table-cell/>
          <table:table-cell office:value-type="string">
            <text:p>ESTADO DE BAJA CALIFORNIA Y PARCIAL DE SONORA</text:p>
          </table:table-cell>
          <table:table-cell office:value-type="string">
            <text:p>LAS DEMÃ�S PLACAS, LÃ�MINAS, PELÃ�CULAS, HOJAS Y TIRAS, DE PLÃ�STICO, EXCEPTO LOS DE PRODUCTOS CELULARES, DE POLÃ�MEROS DE ESTIRENO, POLÃ�MEROS DE CLORURO DE VINILO, DE POLIURETANOS, DE CELULOSA REGENERADA.</text:p>
          </table:table-cell>
          <table:table-cell office:value-type="string">
            <text:p>IMPORTACION O EXPORTACION DEFINITIVA.</text:p>
          </table:table-cell>
          <table:table-cell office:value-type="string">
            <text:p>Carretero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Export</text:p>
          </table:table-cell>
          <table:table-cell office:value-type="string">
            <text:p>39219099</text:p>
          </table:table-cell>
          <table:table-cell office:value-type="string">
            <text:p>959.460</text:p>
          </table:table-cell>
          <table:table-cell office:value-type="string">
            <text:p>51065</text:p>
          </table:table-cell>
          <table:table-cell office:value-type="string">
            <text:p>0900016, CAUPOLICAN S.A.</text:p>
          </table:table-cell>
          <table:table-cell office:value-type="string">
            <text:p>LA BRISAS</text:p>
          </table:table-cell>
          <table:table-cell office:value-type="string">
            <text:p>ENSENADA, ENSENADA, BAJA CALIFORNIA.</text:p>
          </table:table-cell>
          <table:table-cell office:value-type="string">
            <text:p>13-11-14</text:p>
          </table:table-cell>
          <table:table-cell table:number-columns-repeated="2" office:value-type="string">
            <text:p>NICARAGUA (REPUBLICA DE)</text:p>
          </table:table-cell>
          <table:table-cell/>
          <table:table-cell office:value-type="string">
            <text:p>ESTADO DE BAJA CALIFORNIA Y PARCIAL DE SONORA</text:p>
          </table:table-cell>
          <table:table-cell office:value-type="string">
            <text:p>LAS DEMÃ�S PLACAS, LÃ�MINAS, PELÃ�CULAS, HOJAS Y TIRAS, DE PLÃ�STICO, EXCEPTO LOS DE PRODUCTOS CELULARES, DE POLÃ�MEROS DE ESTIRENO, POLÃ�MEROS DE CLORURO DE VINILO, DE POLIURETANOS, DE CELULOSA REGENERADA.</text:p>
          </table:table-cell>
          <table:table-cell office:value-type="string">
            <text:p>IMPORTACION O EXPORTACION DEFINITIVA.</text:p>
          </table:table-cell>
          <table:table-cell office:value-type="string">
            <text:p>Carretero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Export</text:p>
          </table:table-cell>
          <table:table-cell office:value-type="string">
            <text:p>39219099</text:p>
          </table:table-cell>
          <table:table-cell office:value-type="string">
            <text:p>191.890</text:p>
          </table:table-cell>
          <table:table-cell office:value-type="string">
            <text:p>10213</text:p>
          </table:table-cell>
          <table:table-cell office:value-type="string">
            <text:p>0900016, CAUPOLICAN S.A.</text:p>
          </table:table-cell>
          <table:table-cell office:value-type="string">
            <text:p>LA BRISAS</text:p>
          </table:table-cell>
          <table:table-cell office:value-type="string">
            <text:p>ENSENADA, ENSENADA, BAJA CALIFORNIA.</text:p>
          </table:table-cell>
          <table:table-cell office:value-type="string">
            <text:p>13-11-14</text:p>
          </table:table-cell>
          <table:table-cell table:number-columns-repeated="2" office:value-type="string">
            <text:p>NICARAGUA (REPUBLICA DE)</text:p>
          </table:table-cell>
          <table:table-cell/>
          <table:table-cell office:value-type="string">
            <text:p>ESTADO DE BAJA CALIFORNIA Y PARCIAL DE SONORA</text:p>
          </table:table-cell>
          <table:table-cell office:value-type="string">
            <text:p>LAS DEMÃ�S PLACAS, LÃ�MINAS, PELÃ�CULAS, HOJAS Y TIRAS, DE PLÃ�STICO, EXCEPTO LOS DE PRODUCTOS CELULARES, DE POLÃ�MEROS DE ESTIRENO, POLÃ�MEROS DE CLORURO DE VINILO, DE POLIURETANOS, DE CELULOSA REGENERADA.</text:p>
          </table:table-cell>
          <table:table-cell office:value-type="string">
            <text:p>IMPORTACION O EXPORTACION DEFINITIVA.</text:p>
          </table:table-cell>
          <table:table-cell office:value-type="string">
            <text:p>Carretero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Export</text:p>
          </table:table-cell>
          <table:table-cell office:value-type="string">
            <text:p>18061099</text:p>
          </table:table-cell>
          <table:table-cell office:value-type="string">
            <text:p>2088.000</text:p>
          </table:table-cell>
          <table:table-cell office:value-type="string">
            <text:p>141411</text:p>
          </table:table-cell>
          <table:table-cell office:value-type="string">
            <text:p>&amp; CAFE <text:s/>S,A,</text:p>
          </table:table-cell>
          <table:table-cell office:value-type="string">
            <text:p>24 CALLE ZONA 12</text:p>
          </table:table-cell>
          <table:table-cell office:value-type="string">
            <text:p>CIUDAD HIDALGO, CIUDAD HIDALGO, CHIAPAS.</text:p>
          </table:table-cell>
          <table:table-cell office:value-type="string">
            <text:p>18-11-14</text:p>
          </table:table-cell>
          <table:table-cell table:number-columns-repeated="2" office:value-type="string">
            <text:p>GUATEMALA (REPUBLICA DE)</text:p>
          </table:table-cell>
          <table:table-cell/>
          <table:table-cell office:value-type="string">
            <text:p>INTERIOR DEL PAIS.</text:p>
          </table:table-cell>
          <table:table-cell office:value-type="string">
            <text:p>CACAO EN POLVO SIN ADICIÃ“N DE AZÃšCAR NI OTRO EDULCORANTE.</text:p>
          </table:table-cell>
          <table:table-cell office:value-type="string">
            <text:p>IMPORTACION O EXPORTACION DEFINITIVA.</text:p>
          </table:table-cell>
          <table:table-cell office:value-type="string">
            <text:p>Carretero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Export</text:p>
          </table:table-cell>
          <table:table-cell office:value-type="string">
            <text:p>34021399</text:p>
          </table:table-cell>
          <table:table-cell office:value-type="string">
            <text:p>10100.000</text:p>
          </table:table-cell>
          <table:table-cell office:value-type="string">
            <text:p>561763</text:p>
          </table:table-cell>
          <table:table-cell office:value-type="string">
            <text:p>(587) <text:s/>EUROSEMILLAS, S.A.</text:p>
          </table:table-cell>
          <table:table-cell office:value-type="string">
            <text:p>FRENTE A HIPER MAS CURRIBADAT SOBRE CTRA. VIEJA CA</text:p>
          </table:table-cell>
          <table:table-cell office:value-type="string">
            <text:p>MAZATLAN, MAZATLAN, SINALOA.</text:p>
          </table:table-cell>
          <table:table-cell office:value-type="string">
            <text:p>25-11-14</text:p>
          </table:table-cell>
          <table:table-cell table:number-columns-repeated="2" office:value-type="string">
            <text:p>COSTA RICA (REPUBLICA DE)</text:p>
          </table:table-cell>
          <table:table-cell/>
          <table:table-cell office:value-type="string">
            <text:p>INTERIOR DEL PAIS.</text:p>
          </table:table-cell>
          <table:table-cell office:value-type="string">
            <text:p>LOS DEMAS.</text:p>
          </table:table-cell>
          <table:table-cell office:value-type="string">
            <text:p>IMPORTACION O EXPORTACION DEFINITIVA.</text:p>
          </table:table-cell>
          <table:table-cell office:value-type="string">
            <text:p>Maritimo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Export</text:p>
          </table:table-cell>
          <table:table-cell office:value-type="string">
            <text:p>34021399</text:p>
          </table:table-cell>
          <table:table-cell office:value-type="string">
            <text:p>2052.000</text:p>
          </table:table-cell>
          <table:table-cell office:value-type="string">
            <text:p>156847</text:p>
          </table:table-cell>
          <table:table-cell office:value-type="string">
            <text:p>(587) <text:s/>EUROSEMILLAS, S.A.</text:p>
          </table:table-cell>
          <table:table-cell office:value-type="string">
            <text:p>FRENTE A HIPER MAS CURRIBADAT SOBRE CTRA. VIEJA CA</text:p>
          </table:table-cell>
          <table:table-cell office:value-type="string">
            <text:p>MAZATLAN, MAZATLAN, SINALOA.</text:p>
          </table:table-cell>
          <table:table-cell office:value-type="string">
            <text:p>25-11-14</text:p>
          </table:table-cell>
          <table:table-cell table:number-columns-repeated="2" office:value-type="string">
            <text:p>COSTA RICA (REPUBLICA DE)</text:p>
          </table:table-cell>
          <table:table-cell/>
          <table:table-cell office:value-type="string">
            <text:p>INTERIOR DEL PAIS.</text:p>
          </table:table-cell>
          <table:table-cell office:value-type="string">
            <text:p>LOS DEMAS.</text:p>
          </table:table-cell>
          <table:table-cell office:value-type="string">
            <text:p>IMPORTACION O EXPORTACION DEFINITIVA.</text:p>
          </table:table-cell>
          <table:table-cell office:value-type="string">
            <text:p>Maritimo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Export</text:p>
          </table:table-cell>
          <table:table-cell office:value-type="string">
            <text:p>31010001</text:p>
          </table:table-cell>
          <table:table-cell office:value-type="string">
            <text:p>876.000</text:p>
          </table:table-cell>
          <table:table-cell office:value-type="string">
            <text:p>43917</text:p>
          </table:table-cell>
          <table:table-cell office:value-type="string">
            <text:p>(587) <text:s/>EUROSEMILLAS, S.A.</text:p>
          </table:table-cell>
          <table:table-cell office:value-type="string">
            <text:p>FRENTE A HIPER MAS CURRIBADAT SOBRE CTRA. VIEJA CA</text:p>
          </table:table-cell>
          <table:table-cell office:value-type="string">
            <text:p>MAZATLAN, MAZATLAN, SINALOA.</text:p>
          </table:table-cell>
          <table:table-cell office:value-type="string">
            <text:p>25-11-14</text:p>
          </table:table-cell>
          <table:table-cell table:number-columns-repeated="2" office:value-type="string">
            <text:p>COSTA RICA (REPUBLICA DE)</text:p>
          </table:table-cell>
          <table:table-cell/>
          <table:table-cell office:value-type="string">
            <text:p>INTERIOR DEL PAIS.</text:p>
          </table:table-cell>
          <table:table-cell office:value-type="string">
            <text:p>ABONOS DE ORIGEN ANIMAL O VEGETAL, INCLUSO MEZCLADOS ENTRE SI O TRATADOS QUIMICAMENTE; ABONOS PROCEDENTES DE LA MEZCLA O DEL TRATAMIENTO QUIMICO DE PRODUCTOS DE ORIGEN ANIMAL O VEGETAL.</text:p>
          </table:table-cell>
          <table:table-cell office:value-type="string">
            <text:p>IMPORTACION O EXPORTACION DEFINITIVA.</text:p>
          </table:table-cell>
          <table:table-cell office:value-type="string">
            <text:p>Maritimo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83100099</text:p>
          </table:table-cell>
          <table:table-cell office:value-type="string">
            <text:p>0.010</text:p>
          </table:table-cell>
          <table:table-cell office:value-type="string">
            <text:p>90</text:p>
          </table:table-cell>
          <table:table-cell office:value-type="string">
            <text:p>-ADAMS LLC-ABDTR NET LLC</text:p>
          </table:table-cell>
          <table:table-cell office:value-type="string">
            <text:p>FAIRFIELD AVE WEST CALDWELL</text:p>
          </table:table-cell>
          <table:table-cell office:value-type="string">
            <text:p>NUEVO LAREDO, NUEVO LAREDO, TAMAULIPAS.</text:p>
          </table:table-cell>
          <table:table-cell office:value-type="string">
            <text:p>11-11-14</text:p>
          </table:table-cell>
          <table:table-cell table:number-columns-repeated="2" office:value-type="string">
            <text:p>ESTADOS UNIDOS DE AMERICA</text:p>
          </table:table-cell>
          <table:table-cell/>
          <table:table-cell office:value-type="string">
            <text:p>INTERIOR DEL PAIS.</text:p>
          </table:table-cell>
          <table:table-cell office:value-type="string">
            <text:p>LOS DEMAS.</text:p>
          </table:table-cell>
          <table:table-cell office:value-type="string">
            <text:p>IMPORTACION O EXPORTACION DEFINITIVA.</text:p>
          </table:table-cell>
          <table:table-cell office:value-type="string">
            <text:p>Carretero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38190099</text:p>
          </table:table-cell>
          <table:table-cell office:value-type="string">
            <text:p>208.190</text:p>
          </table:table-cell>
          <table:table-cell office:value-type="string">
            <text:p>14211</text:p>
          </table:table-cell>
          <table:table-cell office:value-type="string">
            <text:p>-ADAMS LLC-ABDTR NET LLC</text:p>
          </table:table-cell>
          <table:table-cell office:value-type="string">
            <text:p>FAIRFIELD AVE WEST CALDWELL</text:p>
          </table:table-cell>
          <table:table-cell office:value-type="string">
            <text:p>NUEVO LAREDO, NUEVO LAREDO, TAMAULIPAS.</text:p>
          </table:table-cell>
          <table:table-cell office:value-type="string">
            <text:p>11-11-14</text:p>
          </table:table-cell>
          <table:table-cell table:number-columns-repeated="2" office:value-type="string">
            <text:p>ESTADOS UNIDOS DE AMERICA</text:p>
          </table:table-cell>
          <table:table-cell/>
          <table:table-cell office:value-type="string">
            <text:p>INTERIOR DEL PAIS.</text:p>
          </table:table-cell>
          <table:table-cell office:value-type="string">
            <text:p>LOS DEMAS.LIQUIDOS PARA FRENOS HIDRAULICOS Y DEMAS LIQUIDOS PREPARADOS PARA TRANSMISIONES HIDRAULICAS, SIN ACEITES DE PETROLEO NI DE MINERAL BITUMINOSO O CON UN CONTENIDO INFERIOR AL 70% EN PESO DE DICHOS ACEITES. </text:p>
          </table:table-cell>
          <table:table-cell office:value-type="string">
            <text:p>IMPORTACION O EXPORTACION DEFINITIVA.</text:p>
          </table:table-cell>
          <table:table-cell office:value-type="string">
            <text:p>Carretero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85389099</text:p>
          </table:table-cell>
          <table:table-cell office:value-type="string">
            <text:p>1.650</text:p>
          </table:table-cell>
          <table:table-cell office:value-type="string">
            <text:p>13836</text:p>
          </table:table-cell>
          <table:table-cell office:value-type="string">
            <text:p>-ADAMS LLC-ABDTR NET LLC</text:p>
          </table:table-cell>
          <table:table-cell office:value-type="string">
            <text:p>FAIRFIELD AVE WEST CALDWELL</text:p>
          </table:table-cell>
          <table:table-cell office:value-type="string">
            <text:p>NUEVO LAREDO, NUEVO LAREDO, TAMAULIPAS.</text:p>
          </table:table-cell>
          <table:table-cell office:value-type="string">
            <text:p>11-11-14</text:p>
          </table:table-cell>
          <table:table-cell table:number-columns-repeated="2" office:value-type="string">
            <text:p>ESTADOS UNIDOS DE AMERICA</text:p>
          </table:table-cell>
          <table:table-cell/>
          <table:table-cell office:value-type="string">
            <text:p>INTERIOR DEL PAIS.</text:p>
          </table:table-cell>
          <table:table-cell office:value-type="string">
            <text:p>LAS DEMAS.</text:p>
          </table:table-cell>
          <table:table-cell office:value-type="string">
            <text:p>IMPORTACION O EXPORTACION DEFINITIVA.</text:p>
          </table:table-cell>
          <table:table-cell office:value-type="string">
            <text:p>Carretero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34039999</text:p>
          </table:table-cell>
          <table:table-cell office:value-type="string">
            <text:p>450.000</text:p>
          </table:table-cell>
          <table:table-cell office:value-type="string">
            <text:p>71245</text:p>
          </table:table-cell>
          <table:table-cell office:value-type="string">
            <text:p>-ADAMS LLC-ABDTR NET LLC</text:p>
          </table:table-cell>
          <table:table-cell office:value-type="string">
            <text:p>FAIRFIELD AVE WEST CALDWELL</text:p>
          </table:table-cell>
          <table:table-cell office:value-type="string">
            <text:p>NUEVO LAREDO, NUEVO LAREDO, TAMAULIPAS.</text:p>
          </table:table-cell>
          <table:table-cell office:value-type="string">
            <text:p>11-11-14</text:p>
          </table:table-cell>
          <table:table-cell table:number-columns-repeated="2" office:value-type="string">
            <text:p>ESTADOS UNIDOS DE AMERICA</text:p>
          </table:table-cell>
          <table:table-cell/>
          <table:table-cell office:value-type="string">
            <text:p>INTERIOR DEL PAIS.</text:p>
          </table:table-cell>
          <table:table-cell office:value-type="string">
            <text:p>PREPARACIONES LUBRICANTES (INCLUIDOS LOS ACEITES DE CORTE, LAS PREPARACIONES PARA AFLOJAR TUERCAS, LAS PREPARACIONES ANTIHERRUMBRE O ANTICORROSIÃ“N Y LAS PREPARACIONES PARA EL DESMOLDEO, A BASE DE LUBRICANTES) Y PREPARACIONES DE LOS TIPOS UTILIZADOS PARA </text:p>
          </table:table-cell>
          <table:table-cell office:value-type="string">
            <text:p>IMPORTACION O EXPORTACION DEFINITIVA.</text:p>
          </table:table-cell>
          <table:table-cell office:value-type="string">
            <text:p>Carretero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90322001</text:p>
          </table:table-cell>
          <table:table-cell office:value-type="string">
            <text:p>1.000</text:p>
          </table:table-cell>
          <table:table-cell office:value-type="string">
            <text:p>45287</text:p>
          </table:table-cell>
          <table:table-cell office:value-type="string">
            <text:p>-ADAMS LLC-ABDTR NET LLC</text:p>
          </table:table-cell>
          <table:table-cell office:value-type="string">
            <text:p>FAIRFIELD AVE WEST CALDWELL</text:p>
          </table:table-cell>
          <table:table-cell office:value-type="string">
            <text:p>NUEVO LAREDO, NUEVO LAREDO, TAMAULIPAS.</text:p>
          </table:table-cell>
          <table:table-cell office:value-type="string">
            <text:p>11-11-14</text:p>
          </table:table-cell>
          <table:table-cell table:number-columns-repeated="2" office:value-type="string">
            <text:p>ESTADOS UNIDOS DE AMERICA</text:p>
          </table:table-cell>
          <table:table-cell/>
          <table:table-cell office:value-type="string">
            <text:p>INTERIOR DEL PAIS.</text:p>
          </table:table-cell>
          <table:table-cell office:value-type="string">
            <text:p>MANOSTATOS (PRESOSTATOS).</text:p>
          </table:table-cell>
          <table:table-cell office:value-type="string">
            <text:p>IMPORTACION O EXPORTACION DEFINITIVA.</text:p>
          </table:table-cell>
          <table:table-cell office:value-type="string">
            <text:p>Carretero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73071902</text:p>
          </table:table-cell>
          <table:table-cell office:value-type="string">
            <text:p>1.900</text:p>
          </table:table-cell>
          <table:table-cell office:value-type="string">
            <text:p>429</text:p>
          </table:table-cell>
          <table:table-cell office:value-type="string">
            <text:p>-ADAMS LLC-ABDTR NET LLC</text:p>
          </table:table-cell>
          <table:table-cell office:value-type="string">
            <text:p>FAIRFIELD AVE WEST CALDWELL</text:p>
          </table:table-cell>
          <table:table-cell office:value-type="string">
            <text:p>NUEVO LAREDO, NUEVO LAREDO, TAMAULIPAS.</text:p>
          </table:table-cell>
          <table:table-cell office:value-type="string">
            <text:p>11-11-14</text:p>
          </table:table-cell>
          <table:table-cell table:number-columns-repeated="2" office:value-type="string">
            <text:p>ESTADOS UNIDOS DE AMERICA</text:p>
          </table:table-cell>
          <table:table-cell/>
          <table:table-cell office:value-type="string">
            <text:p>INTERIOR DEL PAIS.</text:p>
          </table:table-cell>
          <table:table-cell office:value-type="string">
            <text:p>ACCESORIOS DE TUBERÃ�A (POR EJEMPLO: EMPALMES (RACORES), CODOS, MANGUITOS), DE FUNDICIÃ“N, HIERRO O ACERO--MOLDEADOS--SIN RECUBRIMIENTO</text:p>
          </table:table-cell>
          <table:table-cell office:value-type="string">
            <text:p>IMPORTACION O EXPORTACION DEFINITIVA.</text:p>
          </table:table-cell>
          <table:table-cell office:value-type="string">
            <text:p>Carretero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84219999</text:p>
          </table:table-cell>
          <table:table-cell office:value-type="string">
            <text:p>1.100</text:p>
          </table:table-cell>
          <table:table-cell office:value-type="string">
            <text:p>1107</text:p>
          </table:table-cell>
          <table:table-cell office:value-type="string">
            <text:p>-ADAMS LLC-ABDTR NET LLC</text:p>
          </table:table-cell>
          <table:table-cell office:value-type="string">
            <text:p>FAIRFIELD AVE WEST CALDWELL</text:p>
          </table:table-cell>
          <table:table-cell office:value-type="string">
            <text:p>NUEVO LAREDO, NUEVO LAREDO, TAMAULIPAS.</text:p>
          </table:table-cell>
          <table:table-cell office:value-type="string">
            <text:p>11-11-14</text:p>
          </table:table-cell>
          <table:table-cell table:number-columns-repeated="2" office:value-type="string">
            <text:p>ESTADOS UNIDOS DE AMERICA</text:p>
          </table:table-cell>
          <table:table-cell/>
          <table:table-cell office:value-type="string">
            <text:p>INTERIOR DEL PAIS.</text:p>
          </table:table-cell>
          <table:table-cell office:value-type="string">
            <text:p>LAS DEMAS.</text:p>
          </table:table-cell>
          <table:table-cell office:value-type="string">
            <text:p>IMPORTACION O EXPORTACION DEFINITIVA.</text:p>
          </table:table-cell>
          <table:table-cell office:value-type="string">
            <text:p>Carretero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94054001</text:p>
          </table:table-cell>
          <table:table-cell office:value-type="string">
            <text:p>11.000</text:p>
          </table:table-cell>
          <table:table-cell office:value-type="string">
            <text:p>19964</text:p>
          </table:table-cell>
          <table:table-cell office:value-type="string">
            <text:p>-ADAMS LLC-ABDTR NET LLC</text:p>
          </table:table-cell>
          <table:table-cell office:value-type="string">
            <text:p>FAIRFIELD AVE WEST CALDWELL</text:p>
          </table:table-cell>
          <table:table-cell office:value-type="string">
            <text:p>NUEVO LAREDO, NUEVO LAREDO, TAMAULIPAS.</text:p>
          </table:table-cell>
          <table:table-cell office:value-type="string">
            <text:p>11-11-14</text:p>
          </table:table-cell>
          <table:table-cell table:number-columns-repeated="2" office:value-type="string">
            <text:p>ESTADOS UNIDOS DE AMERICA</text:p>
          </table:table-cell>
          <table:table-cell/>
          <table:table-cell office:value-type="string">
            <text:p>INTERIOR DEL PAIS.</text:p>
          </table:table-cell>
          <table:table-cell office:value-type="string">
            <text:p>LOS DEMAS APARATOS ELECTRICOS DE ALUMBRADO.</text:p>
          </table:table-cell>
          <table:table-cell office:value-type="string">
            <text:p>IMPORTACION O EXPORTACION DEFINITIVA.</text:p>
          </table:table-cell>
          <table:table-cell office:value-type="string">
            <text:p>Carretero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84212999</text:p>
          </table:table-cell>
          <table:table-cell office:value-type="string">
            <text:p>698.082</text:p>
          </table:table-cell>
          <table:table-cell office:value-type="string">
            <text:p>725491</text:p>
          </table:table-cell>
          <table:table-cell office:value-type="string">
            <text:p>-ADAMS LLC-ABDTR NET LLC</text:p>
          </table:table-cell>
          <table:table-cell office:value-type="string">
            <text:p>FAIRFIELD AVE WEST CALDWELL</text:p>
          </table:table-cell>
          <table:table-cell office:value-type="string">
            <text:p>NUEVO LAREDO, NUEVO LAREDO, TAMAULIPAS.</text:p>
          </table:table-cell>
          <table:table-cell office:value-type="string">
            <text:p>11-11-14</text:p>
          </table:table-cell>
          <table:table-cell table:number-columns-repeated="2" office:value-type="string">
            <text:p>ESTADOS UNIDOS DE AMERICA</text:p>
          </table:table-cell>
          <table:table-cell/>
          <table:table-cell office:value-type="string">
            <text:p>INTERIOR DEL PAIS.</text:p>
          </table:table-cell>
          <table:table-cell office:value-type="string">
            <text:p>LOS DEMAS.</text:p>
          </table:table-cell>
          <table:table-cell office:value-type="string">
            <text:p>IMPORTACION O EXPORTACION DEFINITIVA.</text:p>
          </table:table-cell>
          <table:table-cell office:value-type="string">
            <text:p>Carretero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90262006</text:p>
          </table:table-cell>
          <table:table-cell office:value-type="string">
            <text:p>2.000</text:p>
          </table:table-cell>
          <table:table-cell office:value-type="string">
            <text:p>1933</text:p>
          </table:table-cell>
          <table:table-cell office:value-type="string">
            <text:p>-ADAMS LLC-ABDTR NET LLC</text:p>
          </table:table-cell>
          <table:table-cell office:value-type="string">
            <text:p>FAIRFIELD AVE WEST CALDWELL</text:p>
          </table:table-cell>
          <table:table-cell office:value-type="string">
            <text:p>NUEVO LAREDO, NUEVO LAREDO, TAMAULIPAS.</text:p>
          </table:table-cell>
          <table:table-cell office:value-type="string">
            <text:p>11-11-14</text:p>
          </table:table-cell>
          <table:table-cell office:value-type="string">
            <text:p>ALEMANIA (REPUBLICA FEDERAL DE)</text:p>
          </table:table-cell>
          <table:table-cell office:value-type="string">
            <text:p>ESTADOS UNIDOS DE AMERICA</text:p>
          </table:table-cell>
          <table:table-cell/>
          <table:table-cell office:value-type="string">
            <text:p>INTERIOR DEL PAIS.</text:p>
          </table:table-cell>
          <table:table-cell office:value-type="string">
            <text:p>MANOMETROS, VACUOMETROS O MANOVACUOMETROS, EXCEPTO LO COMPRENDIDO EN LAS FRACCIONES 9026.20.01 Y 02.</text:p>
          </table:table-cell>
          <table:table-cell office:value-type="string">
            <text:p>IMPORTACION O EXPORTACION DEFINITIVA.</text:p>
          </table:table-cell>
          <table:table-cell office:value-type="string">
            <text:p>Carretero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84798999</text:p>
          </table:table-cell>
          <table:table-cell office:value-type="string">
            <text:p>1.000</text:p>
          </table:table-cell>
          <table:table-cell office:value-type="string">
            <text:p>592937</text:p>
          </table:table-cell>
          <table:table-cell office:value-type="string">
            <text:p>-ADAMS LLC-ABDTR NET LLC</text:p>
          </table:table-cell>
          <table:table-cell office:value-type="string">
            <text:p>FAIRFIELD AVE WEST CALDWELL</text:p>
          </table:table-cell>
          <table:table-cell office:value-type="string">
            <text:p>NUEVO LAREDO, NUEVO LAREDO, TAMAULIPAS.</text:p>
          </table:table-cell>
          <table:table-cell office:value-type="string">
            <text:p>11-11-14</text:p>
          </table:table-cell>
          <table:table-cell table:number-columns-repeated="2" office:value-type="string">
            <text:p>ESTADOS UNIDOS DE AMERICA</text:p>
          </table:table-cell>
          <table:table-cell/>
          <table:table-cell office:value-type="string">
            <text:p>INTERIOR DEL PAIS.</text:p>
          </table:table-cell>
          <table:table-cell office:value-type="string">
            <text:p>LAS DEMÃ�S MÃ�QUINAS Y APARATOS MECÃ�NICOS CON FUNCIÃ“N PROPIA, NO EXPRESADOS NI COMPRENDIDOS EN OTRA PARTE DE ESTE CAPÃ�TULO, EXCEPTO LOS MECANISMOS DE APERTURA Y CIERRE DE PERSIANAS, PUERTAS Y COCHERAS INCLUSO CON SUS RIELES, OPERADOS A CONTROL REMOTO INALÃ�</text:p>
          </table:table-cell>
          <table:table-cell office:value-type="string">
            <text:p>IMPORTACION O EXPORTACION DEFINITIVA.</text:p>
          </table:table-cell>
          <table:table-cell office:value-type="string">
            <text:p>Carretero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90308999</text:p>
          </table:table-cell>
          <table:table-cell office:value-type="string">
            <text:p>1.000</text:p>
          </table:table-cell>
          <table:table-cell office:value-type="string">
            <text:p>30315</text:p>
          </table:table-cell>
          <table:table-cell office:value-type="string">
            <text:p>01BD-METRAVIB</text:p>
          </table:table-cell>
          <table:table-cell office:value-type="string">
            <text:p>6, EVENEU LOUIS BLERIOT</text:p>
          </table:table-cell>
          <table:table-cell office:value-type="string">
            <text:p>AEROPUERTO INTERNACIONAL DE LA CIUDAD DE MEXICO,</text:p>
          </table:table-cell>
          <table:table-cell office:value-type="string">
            <text:p>13-11-14</text:p>
          </table:table-cell>
          <table:table-cell table:number-columns-repeated="2" office:value-type="string">
            <text:p>FRANCIA (REPUBLICA FRANCESA)</text:p>
          </table:table-cell>
          <table:table-cell/>
          <table:table-cell office:value-type="string">
            <text:p>INTERIOR DEL PAIS.</text:p>
          </table:table-cell>
          <table:table-cell office:value-type="string">
            <text:p>LOS DEMAS.</text:p>
          </table:table-cell>
          <table:table-cell office:value-type="string">
            <text:p>IMPORTACION O EXPORTACION DEFINITIVA.</text:p>
          </table:table-cell>
          <table:table-cell office:value-type="string">
            <text:p>Aereo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84819099</text:p>
          </table:table-cell>
          <table:table-cell office:value-type="string">
            <text:p>11.790</text:p>
          </table:table-cell>
          <table:table-cell office:value-type="string">
            <text:p>48796</text:p>
          </table:table-cell>
          <table:table-cell office:value-type="string">
            <text:p>03-BAKERSFIELD PIPE AND SUPPLY INC.</text:p>
          </table:table-cell>
          <table:table-cell office:value-type="string">
            <text:p>US HIGWAY 86</text:p>
          </table:table-cell>
          <table:table-cell office:value-type="string">
            <text:p>NUEVO LAREDO, NUEVO LAREDO, TAMAULIPAS.</text:p>
          </table:table-cell>
          <table:table-cell office:value-type="string">
            <text:p>4-11-14</text:p>
          </table:table-cell>
          <table:table-cell table:number-columns-repeated="2" office:value-type="string">
            <text:p>ESTADOS UNIDOS DE AMERICA</text:p>
          </table:table-cell>
          <table:table-cell/>
          <table:table-cell office:value-type="string">
            <text:p>INTERIOR DEL PAIS.</text:p>
          </table:table-cell>
          <table:table-cell office:value-type="string">
            <text:p>ARTÃ�CULOS DE GRIFERÃ�A Y Ã“RGANOS SIMILARES PARA TUBERÃ�AS, CALDERAS, DEPÃ“SITOS, CUBAS O CONTINENTES SIMILARES, INCLUIDAS LAS VÃ�LVULAS REDUCTORAS DE PRESIÃ“N Y LAS VÃ�LVULAS TERMOSTÃ�TICAS--PARTES--LAS DEMAS</text:p>
          </table:table-cell>
          <table:table-cell office:value-type="string">
            <text:p>IMPORTACION O EXPORTACION DEFINITIVA.</text:p>
          </table:table-cell>
          <table:table-cell office:value-type="string">
            <text:p>Carretero</text:p>
          </table:table-cell>
          <table:table-cell table:number-columns-repeated="1008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5110P0" style:volatile="true" number:language="en" number:country="IN">
      <number:number number:decimal-places="0" number:min-integer-digits="1" number:grouping="true"/>
    </number:number-style>
    <number:number-style style:name="N5110" number:language="en" number:country="IN">
      <number:text>-</number:text>
      <number:number number:decimal-places="0" number:min-integer-digits="1" number:grouping="true"/>
      <style:map style:condition="value()&gt;=0" style:apply-style-name="N5110P0"/>
    </number:number-style>
    <number:number-style style:name="N5111P0" style:volatile="true" number:language="en" number:country="IN">
      <number:number number:decimal-places="0" number:min-integer-digits="1" number:grouping="true"/>
    </number:number-style>
    <number:number-style style:name="N5111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5111P0"/>
    </number:number-style>
    <number:number-style style:name="N5112P0" style:volatile="true" number:language="en" number:country="IN">
      <number:number number:decimal-places="2" number:min-integer-digits="1" number:grouping="true"/>
    </number:number-style>
    <number:number-style style:name="N5112" number:language="en" number:country="IN">
      <number:text>-</number:text>
      <number:number number:decimal-places="2" number:min-integer-digits="1" number:grouping="true"/>
      <style:map style:condition="value()&gt;=0" style:apply-style-name="N5112P0"/>
    </number:number-style>
    <number:number-style style:name="N5113P0" style:volatile="true" number:language="en" number:country="IN">
      <number:number number:decimal-places="2" number:min-integer-digits="1" number:grouping="true"/>
    </number:number-style>
    <number:number-style style:name="N5113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5113P0"/>
    </number:number-style>
    <number:number-style style:name="N5114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5114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5114P2" style:volatile="true" number:language="en" number:country="IN">
      <number:text> - </number:text>
    </number:number-style>
    <number:text-style style:name="N5114" number:language="en" number:country="IN">
      <number:text> </number:text>
      <number:text-content/>
      <number:text> </number:text>
      <style:map style:condition="value()&gt;0" style:apply-style-name="N5114P0"/>
      <style:map style:condition="value()&lt;0" style:apply-style-name="N5114P1"/>
      <style:map style:condition="value()=0" style:apply-style-name="N5114P2"/>
    </number:text-style>
    <number:number-style style:name="N5115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5115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5115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5115" number:language="en" number:country="IN">
      <number:text> </number:text>
      <number:text-content/>
      <number:text> </number:text>
      <style:map style:condition="value()&gt;0" style:apply-style-name="N5115P0"/>
      <style:map style:condition="value()&lt;0" style:apply-style-name="N5115P1"/>
      <style:map style:condition="value()=0" style:apply-style-name="N5115P2"/>
    </number:text-style>
    <number:time-style style:name="N5116" number:language="en" number:country="IN">
      <number:minutes number:style="long"/>
      <number:text>:</number:text>
      <number:seconds number:style="long"/>
    </number:time-style>
    <number:time-style style:name="N5117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18" number:language="en" number:country="IN">
      <number:minutes number:style="long"/>
      <number:text>:</number:text>
      <number:seconds number:style="long" number:decimal-places="1"/>
    </number:time-style>
    <number:number-style style:name="N5119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8T11:33:54</meta:creation-date>
    <meta:initial-creator>Apache POI</meta:initial-creator>
    <meta:generator>LibreOffice/3.5$Linux_X86_64 LibreOffice_project/350m1$Build-2</meta:generator>
    <dc:date>2015-02-18T17:08:03</dc:date>
    <dc:creator>Chetan </dc:creator>
    <meta:document-statistic meta:table-count="1" meta:cell-count="561" meta:object-count="0"/>
  </office:meta>
</office:document-meta>
</file>